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7c24b" officeooo:paragraph-rsid="0007c24b"/>
    </style:style>
    <style:style style:name="P2" style:family="paragraph" style:parent-style-name="Standard">
      <style:text-properties officeooo:rsid="0007ea6e" officeooo:paragraph-rsid="0007ea6e"/>
    </style:style>
    <style:style style:name="P3" style:family="paragraph" style:parent-style-name="Standard">
      <style:text-properties officeooo:rsid="000d7520" officeooo:paragraph-rsid="000d7520"/>
    </style:style>
    <style:style style:name="P4" style:family="paragraph" style:parent-style-name="Standard">
      <style:text-properties officeooo:paragraph-rsid="0007ea6e"/>
    </style:style>
    <style:style style:name="P5" style:family="paragraph" style:parent-style-name="Standard">
      <style:text-properties officeooo:rsid="0007ea6e" officeooo:paragraph-rsid="0015f106"/>
    </style:style>
    <style:style style:name="P6" style:family="paragraph" style:parent-style-name="Standard">
      <style:text-properties officeooo:rsid="0007ea6e" officeooo:paragraph-rsid="0007ea6e"/>
    </style:style>
    <style:style style:name="P7" style:family="paragraph" style:parent-style-name="Standard">
      <style:text-properties officeooo:rsid="000d7520" officeooo:paragraph-rsid="000d7520"/>
    </style:style>
    <style:style style:name="P8" style:family="paragraph" style:parent-style-name="Standard">
      <style:text-properties officeooo:rsid="0007c24b" officeooo:paragraph-rsid="0007c24b"/>
    </style:style>
    <style:style style:name="P9" style:family="paragraph" style:parent-style-name="Standard">
      <style:text-properties officeooo:rsid="0015f106" officeooo:paragraph-rsid="0015f106"/>
    </style:style>
    <style:style style:name="P10" style:family="paragraph" style:parent-style-name="Standard">
      <style:text-properties officeooo:rsid="0015f106" officeooo:paragraph-rsid="0016cf1c"/>
    </style:style>
    <style:style style:name="P11" style:family="paragraph" style:parent-style-name="Standard">
      <style:text-properties officeooo:rsid="0015f106" officeooo:paragraph-rsid="00198a62"/>
    </style:style>
    <style:style style:name="P12" style:family="paragraph" style:parent-style-name="Standard">
      <style:text-properties officeooo:rsid="0016cf1c" officeooo:paragraph-rsid="0016cf1c"/>
    </style:style>
    <style:style style:name="T1" style:family="text">
      <style:text-properties officeooo:rsid="000bd568"/>
    </style:style>
    <style:style style:name="T2" style:family="text">
      <style:text-properties officeooo:rsid="000f4565"/>
    </style:style>
    <style:style style:name="T3" style:family="text">
      <style:text-properties officeooo:rsid="0011bd19"/>
    </style:style>
    <style:style style:name="T4" style:family="text">
      <style:text-properties officeooo:rsid="00126a3f"/>
    </style:style>
    <style:style style:name="T5" style:family="text">
      <style:text-properties officeooo:rsid="0007ea6e"/>
    </style:style>
    <style:style style:name="T6" style:family="text">
      <style:text-properties officeooo:rsid="0016cf1c"/>
    </style:style>
    <style:style style:name="T7" style:family="text">
      <style:text-properties officeooo:rsid="0017a8e2"/>
    </style:style>
    <style:style style:name="T8" style:family="text">
      <style:text-properties officeooo:rsid="00198a62"/>
    </style:style>
    <style:style style:name="T9" style:family="text">
      <style:text-properties officeooo:rsid="001ab997"/>
    </style:style>
    <style:style style:name="T10" style:family="text">
      <style:text-properties officeooo:rsid="001e49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AR PANEL</text:p>
      <text:p text:style-name="P1"/>
      <text:p text:style-name="P1"/>
      <text:p text:style-name="Standard">create table SOLARPANEL(pmodule varchar(25) primary key,capacity varchar(25), price varchar(25),pt<text:span text:style-name="T1">y</text:span>pe varchar(25));</text:p>
      <text:p text:style-name="P4"><text:span text:style-name="T5">create table DISTRIBUTOR(tin varchar(25) primary key,name varchar(25),address varchar(25),contact varchar(25));</text:span></text:p>
      <text:p text:style-name="P5">create table USER(building_no varchar(25) primary key,name varchar(25),area varchar(25));</text:p>
      <text:p text:style-name="P5">create table SOLDBY(tin varchar(25),pmodule varchar(25),<text:span text:style-name="T4">qty varchar(25)</text:span>,foreign key(tin) references DISTRIBUTOR(tin),foreign key(pmodule) references SOLARPANEL(pmodule), primary key(tin,pmodule));</text:p>
      <text:p text:style-name="P2">create table PURCHASEDBY(building_no varchar(25),pmodule varchar(25),foreign key(building_no) references USER(building_no),foreign key(pmodule) references SOLARPANEL(pmodule), primary key(building_no,pmodule));</text:p>
      <text:p text:style-name="P2">create table INSTALLATION(pmodule varchar(25),tin varchar(25),building_no varchar(25),charge varchar(25),date varchar(25),<text:span text:style-name="T3">type</text:span> varchar(25),foreign key(pmodule) references SOLARPANEL(pmodule),foreign key(tin) references DISTRIBUTOR(tin),foreign key(building_no) references USER(building_no),primary key(pmodule,tin,building_no));</text:p>
      <text:p text:style-name="P2"/>
      <text:p text:style-name="P2">insert into SOLARPANEL(pmodule,capacity,price,ptype) values("p1","20","20000","mono");</text:p>
      <text:p text:style-name="P2">insert into SOLARPANEL(pmodule,capacity,price,ptype) values("p2","11","21000","poly");</text:p>
      <text:p text:style-name="P2">insert into SOLARPANEL(pmodule,capacity,price,ptype) values("p3","12","25000","mono");</text:p>
      <text:p text:style-name="P3">insert into SOLARPANEL(pmodule,capacity,price,ptype) values("p4","15","27000","poly");</text:p>
      <text:p text:style-name="P3">insert into SOLARPANEL(pmodule,capacity,price,ptype) values("p5","16","3000","mono");</text:p>
      <text:p text:style-name="P3">insert into DISTRIBUTOR(tin,name,address,contact) values("t1","kiran","banglore","8095543857");</text:p>
      <text:p text:style-name="P3">insert into DISTRIBUTOR(tin,name,address,contact) values("t2","krishna","banglore","8095543859");</text:p>
      <text:p text:style-name="P3">insert into DISTRIBUTOR(tin,name,address,contact) values("t3","kiran","sagar","8095543853");</text:p>
      <text:p text:style-name="P3">insert into DISTRIBUTOR(tin,name,address,contact) values("t4","hrutik","sagar","8095544853");</text:p>
      <text:p text:style-name="P3">insert into DISTRIBUTOR(tin,name,address,contact) values("t5","bharat","belgavi","8995544853");</text:p>
      <text:p text:style-name="P3">insert into DISTRIBUTOR(tin,name,address,contact) values("t<text:span text:style-name="T2">6</text:span>","<text:span text:style-name="T2">indra</text:span>","belgavi","899554<text:span text:style-name="T2">1</text:span>853");</text:p>
      <text:p text:style-name="P3">insert into USER(building_no,name,area) values("b1","raj","soraba");</text:p>
      <text:p text:style-name="P3">insert into USER(building_no,name,area) values("b2","raj","soraba");</text:p>
      <text:p text:style-name="P3">insert into USER(building_no,name,area) values("b3","indra","sirsi");</text:p>
      <text:p text:style-name="P3">insert into USER(building_no,name,area) values("b4","hrutik","sirsi");</text:p>
      <text:p text:style-name="P3">insert into USER(building_no,name,area) values("b5","narayan","sagar");</text:p>
      <text:p text:style-name="P3">insert into USER(building_no,name,area) values("b6","raghu","banglore");</text:p>
      <text:p text:style-name="P3">insert into SOLDBY(tin,pmodule,qty) values("t1","p1","5");</text:p>
      <text:p text:style-name="P3">insert into SOLDBY(tin,pmodule,qty) values("t1","p2","1");</text:p>
      <text:p text:style-name="P3">insert into SOLDBY(tin,pmodule,qty) values("t1","p3","12");</text:p>
      <text:p text:style-name="P3">insert into SOLDBY(tin,pmodule,qty) values("t2","p1","3");</text:p>
      <text:p text:style-name="P3">insert into SOLDBY(tin,pmodule,qty) values("t2","p1","3");</text:p>
      <text:p text:style-name="P3">insert into SOLDBY(tin,pmodule,qty) values("t2","p1","3");</text:p>
      <text:p text:style-name="P3">insert into PURCHASEDBY(building_no,pmodule) values("b1","p1");</text:p>
      <text:p text:style-name="P3">insert into PURCHASEDBY(building_no,pmodule) values("b2","p1");</text:p>
      <text:p text:style-name="P3">insert into PURCHASEDBY(building_no,pmodule) values("b3","p1");</text:p>
      <text:p text:style-name="P3">insert into PURCHASEDBY(building_no,pmodule) values("b4","p1");</text:p>
      <text:p text:style-name="P3">insert into PURCHASEDBY(building_no,pmodule) values("b4","p2");</text:p>
      <text:p text:style-name="P3">insert into PURCHASEDBY(building_no,pmodule) values("b4","p3");</text:p>
      <text:p text:style-name="P3">insert into PURCHASEDBY(building_no,pmodule) values("b5","p4");</text:p>
      <text:p text:style-name="P3"><text:soft-page-break/>insert into INSTALLATION(pmodule,tin,building_no,charge,date,type) values("p1","t1","b1","2020-02-02","20000","domestic");</text:p>
      <text:p text:style-name="P3">insert into INSTALLATION(pmodule,tin,building_no,charge,date,type) values("p1","t2","b1","2020-02-01","22000","domestic");</text:p>
      <text:p text:style-name="P3">insert into INSTALLATION(pmodule,tin,building_no,charge,date,type) values("p2","t2","b3","2020-04-01","25000","commercial");</text:p>
      <text:p text:style-name="P3">insert into INSTALLATION(pmodule,tin,building_no,charge,date,type) values("p2","t3","b3","2020-05-01","21000","commercial");</text:p>
      <text:p text:style-name="P3">insert into INSTALLATION(pmodule,tin,building_no,charge,date,type) values("p2","t4","b5","2020-02-01","23000","domestic");</text:p>
      <text:p text:style-name="P3">insert into INSTALLATION(pmodule,tin,building_no,charge,date,type) values("p2","t5","b1","2020-03-01","27000","commercial");</text:p>
      <text:p text:style-name="P3"/>
      <text:p text:style-name="P3"/>
      <text:p text:style-name="P9">1</text:p>
      <text:p text:style-name="P9">select <text:span text:style-name="T7">d</text:span>.name,count(<text:span text:style-name="T7">d</text:span>.tin) from <text:span text:style-name="T7">DISTRIBUTOR</text:span> <text:span text:style-name="T7">d</text:span>, <text:span text:style-name="T7">INSTALLATION</text:span> i where i.tin=<text:span text:style-name="T7">d</text:span>.tin and</text:p>
      <text:p text:style-name="P9">i.<text:span text:style-name="T8">t</text:span>ype="domestic" group by <text:span text:style-name="T8">d</text:span>.tin order by max(<text:span text:style-name="T8">d</text:span>.tin);</text:p>
      <text:p text:style-name="P9"/>
      <text:p text:style-name="P9"/>
      <text:p text:style-name="P10"><text:span text:style-name="T6">2</text:span></text:p>
      <text:p text:style-name="P10">select distinct u.<text:span text:style-name="T8">area</text:span>,u.building_no from <text:span text:style-name="T8">USER</text:span> u,<text:span text:style-name="T8">SOLARPANEL</text:span> p,<text:span text:style-name="T8">INSTALLATION</text:span> i where</text:p>
      <text:p text:style-name="P11">u.building_no=i.building_no and p.<text:span text:style-name="T8">p</text:span>module=i.pmodule and p.<text:span text:style-name="T8">p</text:span>type="mono";</text:p>
      <text:p text:style-name="P9"/>
      <text:p text:style-name="P9"/>
      <text:p text:style-name="P10"><text:span text:style-name="T6">3</text:span></text:p>
      <text:p text:style-name="P10">select u.a<text:span text:style-name="T8">rea </text:span>from user u,<text:span text:style-name="T8">SOLARPANEL</text:span> p,<text:span text:style-name="T8">INSTALLATION</text:span> i where u.building_no=i.building_no</text:p>
      <text:p text:style-name="P9">and p.pmodule=i.pmodule and p.capacity=(select max(capacity) from <text:span text:style-name="T8">SOLARPANEL</text:span>);</text:p>
      <text:p text:style-name="P9"/>
      <text:p text:style-name="P12"/>
      <text:p text:style-name="P12">4.</text:p>
      <text:p text:style-name="P12">select u.a<text:span text:style-name="T8">rea</text:span>,sum(i.charge) from USER <text:span text:style-name="T8">u</text:span>,INSTALLATION <text:span text:style-name="T8">i</text:span>,SOLARPANEL <text:span text:style-name="T8">s</text:span> where <text:span text:style-name="T8">u</text:span>.building_no=<text:span text:style-name="T8">i</text:span>.building_no and <text:span text:style-name="T8">s</text:span>.pmodule=<text:span text:style-name="T8">i</text:span>.pmodule and s.ptype=”poly” and exhists(select u.a<text:span text:style-name="T8">rea</text:span> from <text:span text:style-name="T8">USER</text:span> u <text:span text:style-name="T8">INSTALLATION</text:span> <text:span text:style-name="T8">i</text:span>,<text:span text:style-name="T8">SOLARPANEL S</text:span> <text:s/>where u.building_no=i.building_no and s.pmodule =i.pmodule and s.type=”mono”)group by <text:span text:style-name="T8">area</text:span>;</text:p>
      <text:p text:style-name="P12"/>
      <text:p text:style-name="P12"/>
      <text:p text:style-name="P9"/>
      <text:p text:style-name="P9"/>
      <text:p text:style-name="P10"><text:span text:style-name="T6">5</text:span></text:p>
      <text:p text:style-name="P10">select <text:span text:style-name="T9">d</text:span>.*,s.*,i.date from <text:span text:style-name="T9">DISTRIBUTOR d</text:span>, <text:span text:style-name="T9">SOLARPANEL</text:span> s, <text:span text:style-name="T9">INSTALLATION</text:span> i where <text:span text:style-name="T9">d</text:span>.tin=i.tin and s.pmodule=i.pmodule and i.date in(select min(date) from <text:span text:style-name="T9">INSTALLATION</text:span>);</text:p>
      <text:p text:style-name="P9"/>
      <text:p text:style-name="P12">6</text:p>
      <text:p text:style-name="P9">select d.ptype,avg(d.charge) from ( select a.*,b.capacity,c.a<text:span text:style-name="T10">rea</text:span>,b.ptype from</text:p>
      <text:p text:style-name="P9"><text:span text:style-name="T10">INSTALLATIN </text:span>a inner join <text:span text:style-name="T10">SOLARPANEL</text:span> b on a.pmodule=b.pmodule inner join <text:span text:style-name="T10">USER</text:span> c on</text:p>
      <text:p text:style-name="P9">c.building_no=a.building_no where a.type="commercial")as d GROUP by d.ptyp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4:14:24.212243043</meta:creation-date>
    <dc:date>2022-08-21T17:27:14.575053776</dc:date>
    <meta:editing-duration>PT1H22M8S</meta:editing-duration>
    <meta:editing-cycles>15</meta:editing-cycles>
    <meta:generator>LibreOffice/7.3.5.2$Linux_X86_64 LibreOffice_project/184fe81b8c8c30d8b5082578aee2fed2ea847c01</meta:generator>
    <meta:document-statistic meta:table-count="0" meta:image-count="0" meta:object-count="0" meta:page-count="2" meta:paragraph-count="60" meta:word-count="349" meta:character-count="5162" meta:non-whitespace-character-count="4872"/>
  </office:meta>
</office:document-meta>
</file>